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style:font-style-asian="normal" style:font-style-complex="normal"/>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4" style:family="paragraph" style:parent-style-name="Standard">
      <style:paragraph-properties fo:margin-left="1.298cm" fo:margin-right="0cm" fo:text-align="start" style:justify-single-word="false" fo:text-indent="0cm" style:auto-text-indent="false"/>
      <style:text-properties fo:font-size="16pt" fo:font-style="normal" style:font-size-asian="16pt" style:font-style-asian="normal" style:font-size-complex="16pt" style:font-style-complex="normal"/>
    </style:style>
    <style:style style:name="P5" style:family="paragraph" style:parent-style-name="Standard">
      <style:paragraph-properties fo:margin-left="-0.072cm" fo:margin-right="0cm" fo:text-align="start" style:justify-single-word="false" fo:text-indent="0cm" style:auto-text-indent="false"/>
      <style:text-properties fo:font-size="16pt" fo:font-style="normal" style:font-size-asian="16pt" style:font-style-asian="normal" style:font-size-complex="16pt" style:font-style-complex="normal"/>
    </style:style>
    <style:style style:name="P6" style:family="paragraph" style:parent-style-name="Standard">
      <style:paragraph-properties fo:margin-left="0.217cm" fo:margin-right="0cm" fo:text-indent="0cm" style:auto-text-indent="false"/>
      <style:text-properties fo:font-size="16pt" fo:font-style="normal" style:font-size-asian="16pt" style:font-style-asian="normal" style:font-size-complex="16pt" style:font-style-complex="normal"/>
    </style:style>
    <style:style style:name="P7" style:family="paragraph" style:parent-style-name="Standard">
      <style:paragraph-properties fo:margin-left="0.217cm" fo:margin-right="0cm" fo:text-align="start" style:justify-single-word="false" fo:text-indent="0cm" style:auto-text-indent="false"/>
      <style:text-properties fo:font-size="16pt" fo:font-style="normal" style:font-size-asian="16pt" style:font-style-asian="normal" style:font-size-complex="16pt" style:font-style-complex="normal"/>
    </style:style>
    <style:style style:name="P8" style:family="paragraph" style:parent-style-name="Standard">
      <style:paragraph-properties fo:margin-left="0.24cm" fo:margin-right="0cm" fo:text-align="start" style:justify-single-word="false" fo:text-indent="0cm" style:auto-text-indent="false"/>
      <style:text-properties fo:font-size="16pt" fo:font-style="normal" style:font-size-asian="16pt" style:font-style-asian="normal" style:font-size-complex="16pt" style:font-style-complex="normal"/>
    </style:style>
    <style:style style:name="P9" style:family="paragraph" style:parent-style-name="Standard">
      <style:text-properties fo:font-size="16pt" fo:font-style="normal" style:font-size-asian="16pt" style:font-style-asian="normal" style:font-size-complex="16pt" style:font-style-complex="normal"/>
    </style:style>
    <style:style style:name="P10" style:family="paragraph" style:parent-style-name="Standard">
      <style:paragraph-properties fo:margin-left="1.298cm" fo:margin-right="0cm" fo:text-align="start" style:justify-single-word="false" fo:text-indent="0cm" style:auto-text-indent="false"/>
      <style:text-properties fo:font-size="16pt" fo:font-style="normal" style:font-size-asian="16pt" style:font-style-asian="normal" style:font-size-complex="16pt" style:font-style-complex="normal"/>
    </style:style>
    <style:style style:name="P11" style:family="paragraph" style:parent-style-name="Standard">
      <style:paragraph-properties fo:margin-left="0.245cm" fo:margin-right="0cm" fo:text-align="start" style:justify-single-word="false" fo:text-indent="0cm" style:auto-text-indent="false"/>
      <style:text-properties fo:font-size="16pt" fo:font-style="normal" style:font-size-asian="16pt" style:font-style-asian="normal" style:font-size-complex="16pt" style:font-style-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arrollo:</text:p>
      <text:p text:style-name="P2"/>
      <text:p text:style-name="P2"><text:tab/>El desarrollo de este trabajo se basó en modificar la implementación anterior con el fin de alcanzar los objetivos. Para lograr una mejor performance usando instrucciones del set SSE se propusieron diversos algoritmos posibles, siendo el ultimo de los que describimos a continuación el elegido para la versión final. En todo momento se asumió un ancho de imagen de 16 píxeles y cada algoritmo fue pensado independientemente de la matriz a usar.</text:p>
      <text:p text:style-name="P9"/>
      <text:p text:style-name="P9"><text:tab/>El primer algoritmo pensado agarraba 16 píxeles, los 16 píxeles por encima y los 16 píxeles por debajo de esos de la siguiente manera:</text:p>
      <text:p text:style-name="P6"><text:tab/><text:tab/></text:p>
      <text:p text:style-name="P6"><text:tab/><text:tab/>xmm0:x x x x x x x x x x x x x x x x </text:p>
      <text:p text:style-name="P6"><text:tab/><text:tab/>xmm1:x p p p p p p p p p p p p p p x</text:p>
      <text:p text:style-name="P6"><text:tab/><text:tab/>xmm2:x x x x x x x x x x x x x x x x </text:p>
      <text:p text:style-name="P6"/>
      <text:p text:style-name="P6"><text:tab/><text:tab/><text:tab/><text:tab/><text:span text:style-name="T1">[hacer dibujito lindo :)]</text:span></text:p>
      <text:p text:style-name="P7"/>
      <text:p text:style-name="P7"><text:tab/>Solo los píxeles marcados con una 'p' se procesaban, usando como información adicional los que están marcados con una 'x'. <text:tab/></text:p>
      <text:p text:style-name="P7"/>
      <text:p text:style-name="P7"><text:tab/>Luego la matriz correspondiente se cargaba varias veces en otros registros xmm, de tal forma que pudieran ser procesados los 14 píxeles buscados en un solo ciclo del bucle principal. Luego, como la imagen es múltiplo de 16 píxeles, se avanzaba esa cantidad para seguir procesando. </text:p>
      <text:p text:style-name="P5"/>
      <text:p text:style-name="P8"><text:tab/>Esto creó un problema insalvable en el algoritmo: el último píxel de un ciclo y el primero del siguiente ciclo no se procesaban. Se pensó en salvar este problema manipulando esos dos píxeles con registros generales, pero la complejidad del algoritmo aumentaría y se optó por pensar un método más eficaz. </text:p>
      <text:p text:style-name="P4"/>
      <text:p text:style-name="P4"/>
      <text:p text:style-name="P4">Un segundo algoritmo, se basaba en cargar 16 píxeles a procesar</text:p>
      <text:p text:style-name="P11">pero 8 pertenecientes a una fila, y los otros 8 a la fila de abajo, cargando a su vez toda la información necesaria para procesar los dos set de 8 píxeles. La ventaja de este método esta en la simplificación de cálculos, ya que al tratarse de bytes sin signo que tienen que ser multiplicados por <text:soft-page-break/>algún posible valor signado en la matriz del operador, se tiene que extender el byte a word. Entonces entrando 8 words en cada registro xmm, tiene sentido procesar de a 8 píxeles. </text:p>
      <text:p text:style-name="P11"/>
      <text:p text:style-name="P11"><text:tab/>El problema de este método era la ineficiencia en accesos a memoria, y que al tener que procesar de a dos filas al mismo tiempo, el alto de la imagen tenia que ser múltiplo de dos, o manejar el caso impar de otra forma, y esto no era conveniente.</text:p>
      <text:p text:style-name="P11"/>
      <text:p text:style-name="P11"/>
      <text:p text:style-name="P11"><text:tab/>El tercer algoritmo volvió a la idea del primero, procesar de a 14 píxeles. La diferencia está en que procesaba 14 píxeles del principio de la fila y a la vez, 14 del final de la fila y en vez de avanzar de a 16 píxeles, avanzaba de a 14 tanto desde el comienzo hacia el final de la fila como del final hacia el comienzo y cuando llegaba a la mitad de la fila, pasaba a la siguiente. </text:p>
      <text:p text:style-name="P11"/>
      <text:p text:style-name="P11"><text:tab/>La principal ventaja es que nos librábamos del problema de saber cuando terminó una fila, ya que, recorriendo de ambos lados a la vez, a lo sumo se procesarián dos veces algunos píxeles del medio. El problema fue que este algoritmo necesitaba una mayor cantidad de registros e implicaba un difícil manejo de punteros.</text:p>
      <text:p text:style-name="P11"/>
      <text:p text:style-name="P11"/>
      <text:p text:style-name="P11"><text:tab/></text:p>
      <text:p text:style-name="P11"><text:tab/>El algoritmo final es una modificación del anterior: se procesan 14 píxeles y se avanza de a 14 píxeles de izquierda a derecha solamente, y cuando el ancho restante de la imagen es menor que 14 píxeles, se procesan 14 de derecha a izquierda. Otra vez, a lo sumo se procesarán dos veces algunos píxeles del final, pero se justifica, ya que cuesta mas ciclos revisar el ancho y procesar esos píxeles restantes de alguna otra forma.</text:p>
      <text:p text:style-name="P11"/>
      <text:p text:style-name="P11"><text:tab/>En la siguiente sección se detalla el funcionamiento del algoritmo junto con diferentes problemas que surgieron al programarlo.</text:p>
      <text:p text:style-name="P11"/>
      <text:p text:style-name="P4"/>
      <text:p text:style-name="P4"/>
      <text:p text:style-name="P3"/>
      <text:p text:style-name="P3"><text:tab/></text:p>
      <text:p text:style-name="P1"><text:soft-page-break/></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0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30T19:05:37</meta:creation-date>
    <dc:date>2009-10-25T19:56:06</dc:date>
    <meta:editing-cycles>8</meta:editing-cycles>
    <meta:editing-duration>PT07H17M09S</meta:editing-duration>
    <meta:document-statistic meta:table-count="0" meta:image-count="0" meta:object-count="0" meta:page-count="3" meta:paragraph-count="21" meta:word-count="642" meta:character-count="3500"/>
    <meta:user-defined meta:name="Información 1"/>
    <meta:user-defined meta:name="Información 2"/>
    <meta:user-defined meta:name="Información 3"/>
    <meta:user-defined meta:name="Información 4"/>
  </office:meta>
</office:document-meta>
</file>